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Helmholzspul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Strom/A</text:p>
          </table:table-cell>
          <table:table-cell office:value-type="string">
            <text:p>Fehler/A</text:p>
          </table:table-cell>
          <table:table-cell office:value-type="string">
            <text:p>Zylinder Spannung/V</text:p>
          </table:table-cell>
          <table:table-cell office:value-type="string">
            <text:p>Fehler/V</text:p>
          </table:table-cell>
          <table:table-cell table:number-columns-repeated="6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01">
            <text:p>0.01</text:p>
          </table:table-cell>
          <table:table-cell office:value-type="float" office:value="51.2">
            <text:p>51.2</text:p>
          </table:table-cell>
          <table:table-cell office:value-type="float" office:value="0.2">
            <text:p>0.2</text:p>
          </table:table-cell>
          <table:table-cell office:value-type="string">
            <text:p>Ableseungenauigkeit+Schwankung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Spannung/V</text:p>
          </table:table-cell>
          <table:table-cell office:value-type="string">
            <text:p>Fehler/V</text:p>
          </table:table-cell>
          <table:table-cell office:value-type="string">
            <text:p>Radius/m</text:p>
          </table:table-cell>
          <table:table-cell office:value-type="string">
            <text:p>Fehler/m</text:p>
          </table:table-cell>
          <table:table-cell table:number-columns-repeated="5"/>
          <table:table-cell office:value-type="string">
            <text:p>Beschleunigungsspannung/V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7]/100)*1.5" office:value-type="float" office:value="0.45">
            <text:p>0.45</text:p>
          </table:table-cell>
          <table:table-cell office:value-type="float" office:value="0.02">
            <text:p>0.02</text:p>
          </table:table-cell>
          <table:table-cell table:formula="of:=[.C7]/100" office:value-type="float" office:value="0.0002">
            <text:p>0.0002</text:p>
          </table:table-cell>
          <table:table-cell office:value-type="string">
            <text:p>Ableseungenauigkeit</text:p>
          </table:table-cell>
          <table:table-cell/>
          <table:table-cell table:formula="of:=(((8/SQRT(125))*(1.256*10^-6)*154)/0.2)*[.$A$4]" office:value-type="float" office:value="0.00117642505794538">
            <text:p>0.0011764251</text:p>
          </table:table-cell>
          <table:table-cell table:formula="of:=(2*[.J7])/([.C7]^2*[.G7]^2)" office:value-type="float" office:value="293357705885">
            <text:p>293357705885</text:p>
          </table:table-cell>
          <table:table-cell/>
          <table:table-cell table:formula="of:=[.A7] + [.$C$4]" office:value-type="float" office:value="81.2">
            <text:p>81.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([.A8]/100)*1.5" office:value-type="float" office:value="0.975">
            <text:p>0.975</text:p>
          </table:table-cell>
          <table:table-cell office:value-type="float" office:value="0.03">
            <text:p>0.03</text:p>
          </table:table-cell>
          <table:table-cell table:formula="of:=[.C8]/100" office:value-type="float" office:value="0.0003">
            <text:p>0.0003</text:p>
          </table:table-cell>
          <table:table-cell table:number-columns-repeated="2"/>
          <table:table-cell table:formula="of:=(((8/SQRT(125))*(1.256*10^-6)*154)/0.2)*[.$A$4]" office:value-type="float" office:value="0.00117642505794538">
            <text:p>0.0011764251</text:p>
          </table:table-cell>
          <table:table-cell table:formula="of:=(2*[.J8])/([.C8]^2*[.G8]^2)" office:value-type="float" office:value="186579996846.398">
            <text:p>186579996846.398</text:p>
          </table:table-cell>
          <table:table-cell/>
          <table:table-cell table:formula="of:=[.A8] + [.$C$4]" office:value-type="float" office:value="116.2">
            <text:p>116.2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([.A9]/100)*1.5" office:value-type="float" office:value="2.175">
            <text:p>2.175</text:p>
          </table:table-cell>
          <table:table-cell office:value-type="float" office:value="0.04">
            <text:p>0.04</text:p>
          </table:table-cell>
          <table:table-cell table:formula="of:=[.C9]/100" office:value-type="float" office:value="0.0004">
            <text:p>0.0004</text:p>
          </table:table-cell>
          <table:table-cell table:number-columns-repeated="2"/>
          <table:table-cell table:formula="of:=(((8/SQRT(125))*(1.256*10^-6)*154)/0.2)*[.$A$4]" office:value-type="float" office:value="0.00117642505794538">
            <text:p>0.0011764251</text:p>
          </table:table-cell>
          <table:table-cell table:formula="of:=(2*[.J9])/([.C9]^2*[.G9]^2)" office:value-type="float" office:value="177206840808.611">
            <text:p>177206840808.611</text:p>
          </table:table-cell>
          <table:table-cell/>
          <table:table-cell table:formula="of:=[.A9] + [.$C$4]" office:value-type="float" office:value="196.2">
            <text:p>196.2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table:formula="of:=([.A10]/100)*1.5" office:value-type="float" office:value="3.885">
            <text:p>3.885</text:p>
          </table:table-cell>
          <table:table-cell office:value-type="float" office:value="0.05">
            <text:p>0.05</text:p>
          </table:table-cell>
          <table:table-cell table:formula="of:=[.C10]/100" office:value-type="float" office:value="0.0005">
            <text:p>0.0005</text:p>
          </table:table-cell>
          <table:table-cell table:number-columns-repeated="2"/>
          <table:table-cell table:formula="of:=(((8/SQRT(125))*(1.256*10^-6)*154)/0.2)*[.$A$4]" office:value-type="float" office:value="0.00117642505794538">
            <text:p>0.0011764251</text:p>
          </table:table-cell>
          <table:table-cell table:formula="of:=(2*[.J10])/([.C10]^2*[.G10]^2)" office:value-type="float" office:value="179309478552.762">
            <text:p>179309478552.762</text:p>
          </table:table-cell>
          <table:table-cell/>
          <table:table-cell table:formula="of:=[.A10] + [.$C$4]" office:value-type="float" office:value="310.2">
            <text:p>310.2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office:value-type="string">
            <text:p>Strom/A</text:p>
          </table:table-cell>
          <table:table-cell office:value-type="string">
            <text:p>Fehler/A</text:p>
          </table:table-cell>
          <table:table-cell office:value-type="string">
            <text:p>Zylinder Spannung/V</text:p>
          </table:table-cell>
          <table:table-cell office:value-type="string">
            <text:p>Fehler/V</text:p>
          </table:table-cell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1">
            <text:p>0.01</text:p>
          </table:table-cell>
          <table:table-cell office:value-type="float" office:value="51.2">
            <text:p>51.2</text:p>
          </table:table-cell>
          <table:table-cell office:value-type="float" office:value="0.2">
            <text:p>0.2</text:p>
          </table:table-cell>
          <table:table-cell office:value-type="string">
            <text:p>Ableseungenauigkeit+Schwankung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Spannung/V</text:p>
          </table:table-cell>
          <table:table-cell office:value-type="string">
            <text:p>Fehler/V</text:p>
          </table:table-cell>
          <table:table-cell office:value-type="string">
            <text:p>Radius/m</text:p>
          </table:table-cell>
          <table:table-cell office:value-type="string">
            <text:p>Fehler/m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formula="of:=([.A18]/100)*1.5" office:value-type="float" office:value="0.285">
            <text:p>0.285</text:p>
          </table:table-cell>
          <table:table-cell office:value-type="float" office:value="0.02">
            <text:p>0.02</text:p>
          </table:table-cell>
          <table:table-cell table:formula="of:=[.C18]/100" office:value-type="float" office:value="0.0002">
            <text:p>0.0002</text:p>
          </table:table-cell>
          <table:table-cell office:value-type="string">
            <text:p>Ableseungenauigkeit</text:p>
          </table:table-cell>
          <table:table-cell/>
          <table:table-cell table:formula="of:=(((8/SQRT(125))*(1.256*10^-6)*154)/0.2)*[.$A$15]" office:value-type="float" office:value="0.00103802210995181">
            <text:p>0.0010380221</text:p>
          </table:table-cell>
          <table:table-cell table:formula="of:=(2*[.J18])/([.C18]^2*[.G18]^2)" office:value-type="float" office:value="325757113598.998">
            <text:p>325757113598.998</text:p>
          </table:table-cell>
          <table:table-cell/>
          <table:table-cell table:formula="of:=[.A18] + [.$C$4]" office:value-type="float" office:value="70.2">
            <text:p>70.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([.A19]/100)*1.5" office:value-type="float" office:value="0.615">
            <text:p>0.615</text:p>
          </table:table-cell>
          <table:table-cell office:value-type="float" office:value="0.03">
            <text:p>0.03</text:p>
          </table:table-cell>
          <table:table-cell table:formula="of:=[.C19]/100" office:value-type="float" office:value="0.0003">
            <text:p>0.0003</text:p>
          </table:table-cell>
          <table:table-cell table:number-columns-repeated="2"/>
          <table:table-cell table:formula="of:=(((8/SQRT(125))*(1.256*10^-6)*154)/0.2)*[.$A$15]" office:value-type="float" office:value="0.00103802210995181">
            <text:p>0.0010380221</text:p>
          </table:table-cell>
          <table:table-cell table:formula="of:=(2*[.J19])/([.C19]^2*[.G19]^2)" office:value-type="float" office:value="190153883341.739">
            <text:p>190153883341.739</text:p>
          </table:table-cell>
          <table:table-cell/>
          <table:table-cell table:formula="of:=[.A19] + [.$C$4]" office:value-type="float" office:value="92.2">
            <text:p>92.2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([.A20]/100)*1.5" office:value-type="float" office:value="1.785">
            <text:p>1.785</text:p>
          </table:table-cell>
          <table:table-cell office:value-type="float" office:value="0.04">
            <text:p>0.04</text:p>
          </table:table-cell>
          <table:table-cell table:formula="of:=[.C20]/100" office:value-type="float" office:value="0.0004">
            <text:p>0.0004</text:p>
          </table:table-cell>
          <table:table-cell table:number-columns-repeated="2"/>
          <table:table-cell table:formula="of:=(((8/SQRT(125))*(1.256*10^-6)*154)/0.2)*[.$A$15]" office:value-type="float" office:value="0.00103802210995181">
            <text:p>0.0010380221</text:p>
          </table:table-cell>
          <table:table-cell table:formula="of:=(2*[.J20])/([.C20]^2*[.G20]^2)" office:value-type="float" office:value="197449646490.561">
            <text:p>197449646490.561</text:p>
          </table:table-cell>
          <table:table-cell/>
          <table:table-cell table:formula="of:=[.A20] + [.$C$4]" office:value-type="float" office:value="170.2">
            <text:p>170.2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([.A21]/100)*1.5" office:value-type="float" office:value="2.91">
            <text:p>2.91</text:p>
          </table:table-cell>
          <table:table-cell office:value-type="float" office:value="0.05">
            <text:p>0.05</text:p>
          </table:table-cell>
          <table:table-cell table:formula="of:=[.C21]/100" office:value-type="float" office:value="0.0005">
            <text:p>0.0005</text:p>
          </table:table-cell>
          <table:table-cell table:number-columns-repeated="2"/>
          <table:table-cell table:formula="of:=(((8/SQRT(125))*(1.256*10^-6)*154)/0.2)*[.$A$15]" office:value-type="float" office:value="0.00103802210995181">
            <text:p>0.0010380221</text:p>
          </table:table-cell>
          <table:table-cell table:formula="of:=(2*[.J21])/([.C21]^2*[.G21]^2)" office:value-type="float" office:value="182052750437.548">
            <text:p>182052750437.548</text:p>
          </table:table-cell>
          <table:table-cell/>
          <table:table-cell table:formula="of:=[.A21] + [.$C$4]" office:value-type="float" office:value="245.2">
            <text:p>245.2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office:value-type="string">
            <text:p>Strom/A</text:p>
          </table:table-cell>
          <table:table-cell office:value-type="string">
            <text:p>Fehler/A</text:p>
          </table:table-cell>
          <table:table-cell office:value-type="string">
            <text:p>Zylinder Spannung/V</text:p>
          </table:table-cell>
          <table:table-cell office:value-type="string">
            <text:p>Fehler/V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51.2">
            <text:p>51.2</text:p>
          </table:table-cell>
          <table:table-cell office:value-type="float" office:value="0.2">
            <text:p>0.2</text:p>
          </table:table-cell>
          <table:table-cell office:value-type="string">
            <text:p>Ableseungenauigkeit+Schwankung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Spannung/V</text:p>
          </table:table-cell>
          <table:table-cell office:value-type="string">
            <text:p>Fehler/V</text:p>
          </table:table-cell>
          <table:table-cell office:value-type="string">
            <text:p>Radius/m</text:p>
          </table:table-cell>
          <table:table-cell office:value-type="string">
            <text:p>Fehler/m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f:=([.A29]/100)*1.5" office:value-type="float" office:value="0.675">
            <text:p>0.675</text:p>
          </table:table-cell>
          <table:table-cell office:value-type="float" office:value="0.02">
            <text:p>0.02</text:p>
          </table:table-cell>
          <table:table-cell table:formula="of:=[.C29]/100" office:value-type="float" office:value="0.0002">
            <text:p>0.0002</text:p>
          </table:table-cell>
          <table:table-cell office:value-type="string">
            <text:p>Ableseungenauigkeit</text:p>
          </table:table-cell>
          <table:table-cell/>
          <table:table-cell table:formula="of:=(((8/SQRT(125))*(1.256*10^-6)*154)/0.2)*[.$A$26]" office:value-type="float" office:value="0.00138402947993574">
            <text:p>0.0013840295</text:p>
          </table:table-cell>
          <table:table-cell table:formula="of:=(2*[.J29])/([.C29]^2*[.G29]^2)" office:value-type="float" office:value="251104441732.561">
            <text:p>251104441732.561</text:p>
          </table:table-cell>
          <table:table-cell/>
          <table:table-cell table:formula="of:=[.A29] + [.$C$4]" office:value-type="float" office:value="96.2">
            <text:p>96.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([.A30]/100)*1.5" office:value-type="float" office:value="1.5">
            <text:p>1.5</text:p>
          </table:table-cell>
          <table:table-cell office:value-type="float" office:value="0.03">
            <text:p>0.03</text:p>
          </table:table-cell>
          <table:table-cell table:formula="of:=[.C30]/100" office:value-type="float" office:value="0.0003">
            <text:p>0.0003</text:p>
          </table:table-cell>
          <table:table-cell table:number-columns-repeated="2"/>
          <table:table-cell table:formula="of:=(((8/SQRT(125))*(1.256*10^-6)*154)/0.2)*[.$A$26]" office:value-type="float" office:value="0.00138402947993574">
            <text:p>0.0013840295</text:p>
          </table:table-cell>
          <table:table-cell table:formula="of:=(2*[.J30])/([.C30]^2*[.G30]^2)" office:value-type="float" office:value="175407676553.307">
            <text:p>175407676553.307</text:p>
          </table:table-cell>
          <table:table-cell/>
          <table:table-cell table:formula="of:=[.A30] + [.$C$4]" office:value-type="float" office:value="151.2">
            <text:p>151.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([.A31]/100)*1.5" office:value-type="float" office:value="3.3">
            <text:p>3.3</text:p>
          </table:table-cell>
          <table:table-cell office:value-type="float" office:value="0.04">
            <text:p>0.04</text:p>
          </table:table-cell>
          <table:table-cell table:formula="of:=[.C31]/100" office:value-type="float" office:value="0.0004">
            <text:p>0.0004</text:p>
          </table:table-cell>
          <table:table-cell table:number-columns-repeated="2"/>
          <table:table-cell table:formula="of:=(((8/SQRT(125))*(1.256*10^-6)*154)/0.2)*[.$A$26]" office:value-type="float" office:value="0.00138402947993574">
            <text:p>0.0013840295</text:p>
          </table:table-cell>
          <table:table-cell table:formula="of:=(2*[.J31])/([.C31]^2*[.G31]^2)" office:value-type="float" office:value="176973816522.533">
            <text:p>176973816522.533</text:p>
          </table:table-cell>
          <table:table-cell/>
          <table:table-cell table:formula="of:=[.A31] + [.$C$4]" office:value-type="float" office:value="271.2">
            <text:p>271.2</text:p>
          </table:table-cell>
        </table:table-row>
        <table:table-row table:style-name="ro2" table:number-rows-repeated="6">
          <table:table-cell table:number-columns-repeated="10"/>
        </table:table-row>
        <table:table-row table:style-name="ro1">
          <table:table-cell office:value-type="string">
            <text:p>Messung 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bleseungenauigkeit + Schwankung</text:p>
          </table:table-cell>
          <table:table-cell/>
          <table:table-cell office:value-type="string">
            <text:p>Ableseungenauigkeit</text:p>
          </table:table-cell>
          <table:table-cell table:number-columns-repeated="6"/>
        </table:table-row>
        <table:table-row table:style-name="ro1">
          <table:table-cell office:value-type="string">
            <text:p>Spannung/kV</text:p>
          </table:table-cell>
          <table:table-cell office:value-type="string">
            <text:p>Fehler/kV</text:p>
          </table:table-cell>
          <table:table-cell office:value-type="string">
            <text:p>Durchmesser_1</text:p>
          </table:table-cell>
          <table:table-cell office:value-type="string">
            <text:p>Fehler</text:p>
          </table:table-cell>
          <table:table-cell office:value-type="string">
            <text:p>Durchmesser_2</text:p>
          </table:table-cell>
          <table:table-cell office:value-type="string">
            <text:p>Fehler</text:p>
          </table:table-cell>
          <table:table-cell table:number-columns-repeated="4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0.2">
            <text:p>0.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0.2">
            <text:p>0.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0.2">
            <text:p>0.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7.5">
            <text:p>7.5</text:p>
          </table:table-cell>
          <table:table-cell office:value-type="float" office:value="0.2">
            <text:p>0.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8.5">
            <text:p>8.5</text:p>
          </table:table-cell>
          <table:table-cell office:value-type="float" office:value="0.2">
            <text:p>0.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.5">
            <text:p>9.5</text:p>
          </table:table-cell>
          <table:table-cell office:value-type="float" office:value="0.2">
            <text:p>0.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.5">
            <text:p>10.5</text:p>
          </table:table-cell>
          <table:table-cell office:value-type="float" office:value="0.2">
            <text:p>0.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row13 </meta:initial-creator>
    <meta:creation-date>2014-09-25T10:16:09</meta:creation-date>
    <dc:date>2014-09-25T12:23:26</dc:date>
    <dc:creator>arrow13 </dc:creator>
    <meta:editing-duration>PT26S</meta:editing-duration>
    <meta:editing-cycles>1</meta:editing-cycles>
    <meta:document-statistic meta:table-count="3" meta:cell-count="178" meta:object-count="0"/>
    <meta:generator>LibreOffice/3.5$Linux_x86 LibreOffice_project/350m1$Build-2</meta:generator>
  </office:meta>
</office:document-meta>
</file>